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fo:margin-left="0cm" table:align="left" style:may-break-between-rows="true" style:writing-mode="lr-tb"/>
    </style:style>
    <style:style style:name="Tabela1.A" style:family="table-column">
      <style:table-column-properties style:column-width="5.51cm"/>
    </style:style>
    <style:style style:name="Tabela1.B" style:family="table-column">
      <style:table-column-properties style:column-width="11.488cm"/>
    </style:style>
    <style:style style:name="Tabela1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" style:family="table">
      <style:table-properties style:width="16.999cm" fo:margin-left="0cm" table:align="left" style:may-break-between-rows="true" style:writing-mode="lr-tb"/>
    </style:style>
    <style:style style:name="Tabela2.A" style:family="table-column">
      <style:table-column-properties style:column-width="5.51cm"/>
    </style:style>
    <style:style style:name="Tabela2.B" style:family="table-column">
      <style:table-column-properties style:column-width="11.488cm"/>
    </style:style>
    <style:style style:name="Tabela2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2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2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2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" style:family="table">
      <style:table-properties style:width="16.999cm" fo:margin-left="0cm" table:align="left" style:may-break-between-rows="true" style:writing-mode="lr-tb"/>
    </style:style>
    <style:style style:name="Tabela3.A" style:family="table-column">
      <style:table-column-properties style:column-width="5.51cm"/>
    </style:style>
    <style:style style:name="Tabela3.B" style:family="table-column">
      <style:table-column-properties style:column-width="11.488cm"/>
    </style:style>
    <style:style style:name="Tabela3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3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3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3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6" style:family="table-row">
      <style:table-row-properties style:min-row-height="0.926cm"/>
    </style:style>
    <style:style style:name="Tabela4" style:family="table">
      <style:table-properties style:width="16.999cm" fo:margin-left="0cm" table:align="left" style:may-break-between-rows="true" style:writing-mode="lr-tb"/>
    </style:style>
    <style:style style:name="Tabela4.A" style:family="table-column">
      <style:table-column-properties style:column-width="5.51cm"/>
    </style:style>
    <style:style style:name="Tabela4.B" style:family="table-column">
      <style:table-column-properties style:column-width="11.488cm"/>
    </style:style>
    <style:style style:name="Tabela4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4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4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4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" style:family="table">
      <style:table-properties style:width="16.999cm" fo:margin-left="0cm" table:align="left" style:may-break-between-rows="true" style:writing-mode="lr-tb"/>
    </style:style>
    <style:style style:name="Tabela5.A" style:family="table-column">
      <style:table-column-properties style:column-width="5.51cm"/>
    </style:style>
    <style:style style:name="Tabela5.B" style:family="table-column">
      <style:table-column-properties style:column-width="11.488cm"/>
    </style:style>
    <style:style style:name="Tabela5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5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5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5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" style:family="table">
      <style:table-properties style:width="16.999cm" fo:margin-left="0cm" table:align="left" style:may-break-between-rows="true" style:writing-mode="lr-tb"/>
    </style:style>
    <style:style style:name="Tabela6.A" style:family="table-column">
      <style:table-column-properties style:column-width="5.51cm"/>
    </style:style>
    <style:style style:name="Tabela6.B" style:family="table-column">
      <style:table-column-properties style:column-width="11.488cm"/>
    </style:style>
    <style:style style:name="Tabela6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6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6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6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7" style:family="table">
      <style:table-properties style:width="16.999cm" fo:margin-left="0cm" table:align="left" style:may-break-between-rows="true" style:writing-mode="lr-tb"/>
    </style:style>
    <style:style style:name="Tabela7.A" style:family="table-column">
      <style:table-column-properties style:column-width="5.51cm"/>
    </style:style>
    <style:style style:name="Tabela7.B" style:family="table-column">
      <style:table-column-properties style:column-width="11.488cm"/>
    </style:style>
    <style:style style:name="Tabela7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7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7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7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" style:family="table">
      <style:table-properties style:width="16.999cm" fo:margin-left="0cm" table:align="left" style:may-break-between-rows="true" style:writing-mode="lr-tb"/>
    </style:style>
    <style:style style:name="Tabela8.A" style:family="table-column">
      <style:table-column-properties style:column-width="5.51cm"/>
    </style:style>
    <style:style style:name="Tabela8.B" style:family="table-column">
      <style:table-column-properties style:column-width="11.488cm"/>
    </style:style>
    <style:style style:name="Tabela8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8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8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8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.10" style:family="table-row">
      <style:table-row-properties style:min-row-height="2.17cm"/>
    </style:style>
    <style:style style:name="Tabela9" style:family="table">
      <style:table-properties style:width="16.999cm" fo:margin-left="0cm" table:align="left" style:may-break-between-rows="true" style:writing-mode="lr-tb"/>
    </style:style>
    <style:style style:name="Tabela9.A" style:family="table-column">
      <style:table-column-properties style:column-width="5.51cm"/>
    </style:style>
    <style:style style:name="Tabela9.B" style:family="table-column">
      <style:table-column-properties style:column-width="11.488cm"/>
    </style:style>
    <style:style style:name="Tabela9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9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9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9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</style:style>
    <style:style style:name="T1" style:family="text"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Nazwa</text:p>
          </table:table-cell>
          <table:table-cell table:style-name="Tabela1.B1" office:value-type="string">
            <text:p text:style-name="P6"><text:span text:style-name="T1">Autoryzuj użytkownika</text:span></text:p>
          </table:table-cell>
        </table:table-row>
        <table:table-row>
          <table:table-cell table:style-name="Tabela1.A2" office:value-type="string">
            <text:p text:style-name="P3">Numer</text:p>
          </table:table-cell>
          <table:table-cell table:style-name="Tabela1.B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6"><text:span text:style-name="T1">Poziom ważności</text:span></text:p>
          </table:table-cell>
          <table:table-cell table:style-name="Tabela1.B2" office:value-type="string">
            <text:p text:style-name="P3">Krytyczny</text:p>
          </table:table-cell>
        </table:table-row>
        <table:table-row>
          <table:table-cell table:style-name="Tabela1.A2" office:value-type="string">
            <text:p text:style-name="P6"><text:span text:style-name="T1">Typ przypadku użycia</text:span></text:p>
          </table:table-cell>
          <table:table-cell table:style-name="Tabela1.B2" office:value-type="string">
            <text:p text:style-name="P3">Wymagany</text:p>
          </table:table-cell>
        </table:table-row>
        <table:table-row>
          <table:table-cell table:style-name="Tabela1.A2" office:value-type="string">
            <text:p text:style-name="P3">Aktorzy</text:p>
          </table:table-cell>
          <table:table-cell table:style-name="Tabela1.B2" office:value-type="string">
            <text:p text:style-name="P6"><text:span text:style-name="T1">Uczeń, Rodzic, Nauczyciel, Administrator</text:span></text:p>
          </table:table-cell>
        </table:table-row>
        <table:table-row>
          <table:table-cell table:style-name="Tabela1.A2" office:value-type="string">
            <text:p text:style-name="P3">Krótki opis</text:p>
          </table:table-cell>
          <table:table-cell table:style-name="Tabela1.B2" office:value-type="string">
            <text:p text:style-name="P6"><text:span text:style-name="T1">Autoryzacja użytkownika pozwalająca na określenie roli i zasobów do których powinien mieć dostęp.</text:span></text:p>
          </table:table-cell>
        </table:table-row>
        <table:table-row>
          <table:table-cell table:style-name="Tabela1.A2" office:value-type="string">
            <text:p text:style-name="P6"><text:span text:style-name="T1">Warunki wstępne</text:span></text:p>
          </table:table-cell>
          <table:table-cell table:style-name="Tabela1.B2" office:value-type="string">
            <text:p text:style-name="P6"><text:span text:style-name="T1">Użytkownik musi posiadać konto w systemie.</text:span></text:p>
          </table:table-cell>
        </table:table-row>
        <table:table-row>
          <table:table-cell table:style-name="Tabela1.A2" office:value-type="string">
            <text:p text:style-name="P6"><text:span text:style-name="T1">Warunki końcowe</text:span></text:p>
          </table:table-cell>
          <table:table-cell table:style-name="Tabela1.B2" office:value-type="string">
            <text:p text:style-name="P6"><text:span text:style-name="T1">Wyświetlenie dla użytkownika spersonalizowanej strony startowej</text:span></text:p>
          </table:table-cell>
        </table:table-row>
        <table:table-row>
          <table:table-cell table:style-name="Tabela1.A2" office:value-type="string">
            <text:p text:style-name="P6"><text:span text:style-name="T1">Główny przepływ zdarzeń</text:span></text:p>
          </table:table-cell>
          <table:table-cell table:style-name="Tabela1.B2" office:value-type="string">
            <text:p text:style-name="P6"><text:span text:style-name="T1">1.Użytkownik systemu klika przycisk zaloguj.</text:span></text:p>
            <text:p text:style-name="P6"><text:span text:style-name="T1">2.Użytkownik zostaje przekierowany na stronę zawierającą formularz logowania.</text:span></text:p>
            <text:p text:style-name="P6"><text:span text:style-name="T1">3.Użytkownik wprowadza login, hasło, uzupełnia pole z kodem CAPTCHA i klika zaloguj.</text:span></text:p>
            <text:p text:style-name="P3">4.System dokonuje weryfikacji wprowadzonych danych.</text:p>
            <text:p text:style-name="P6"><text:span text:style-name="T1">5.Klient zostaje przeniesiony do odpowiadającej jego roli strony startowej.</text:span></text:p>
          </table:table-cell>
        </table:table-row>
        <table:table-row>
          <table:table-cell table:style-name="Tabela1.A2" office:value-type="string">
            <text:p text:style-name="P6"><text:span text:style-name="T1">Alternatywny przepływ zdarzeń</text:span></text:p>
          </table:table-cell>
          <table:table-cell table:style-name="Tabela1.B2" office:value-type="string">
            <text:p text:style-name="P6"><text:span text:style-name="T1">2.a System zwraca komunikat o przerwie technicznej/niedostępności usług w systemie.</text:span></text:p>
            <text:p text:style-name="P6"><text:span text:style-name="T1">3.a System zweryfikował dane wprowadzone przez użytkownika jako błędne przez co autoryzacja nie powiodła się. System przekierowuje użytkownika do strony głównej systemu.</text:span></text:p>
            <text:p text:style-name="P6"><text:span text:style-name="T1">5.a System zwraca komunikat o konieczności zmiany hasła w przypadku okresu większego niż 6 miesięcy od ostatniej zmiany.</text:span></text:p>
          </table:table-cell>
        </table:table-row>
        <table:table-row>
          <table:table-cell table:style-name="Tabela1.A2" office:value-type="string">
            <text:p text:style-name="P3">Specjalne wymagania</text:p>
          </table:table-cell>
          <table:table-cell table:style-name="Tabela1.B2" office:value-type="string">
            <text:p text:style-name="P6"><text:span text:style-name="T1">Wcześniejsza aktywacja konta za pomocą e mail.</text:span></text:p>
          </table:table-cell>
        </table:table-row>
        <table:table-row>
          <table:table-cell table:style-name="Tabela1.A2" office:value-type="string">
            <text:p text:style-name="P3">Notatki i sugestie</text:p>
          </table:table-cell>
          <table:table-cell table:style-name="Tabela1.B2" office:value-type="string">
            <text:p text:style-name="P6"><text:span text:style-name="T1">Kluczowy przypadek użycia, krytyczny dla systemu.</text:span>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Nazwa</text:p>
          </table:table-cell>
          <table:table-cell table:style-name="Tabela2.B1" office:value-type="string">
            <text:p text:style-name="P6"><text:span text:style-name="T1">Zarządzaj wiadomościami.</text:span></text:p>
          </table:table-cell>
        </table:table-row>
        <table:table-row>
          <table:table-cell table:style-name="Tabela2.A2" office:value-type="string">
            <text:p text:style-name="P3">Numer</text:p>
          </table:table-cell>
          <table:table-cell table:style-name="Tabela2.B2" office:value-type="string">
            <text:p text:style-name="P4">2</text:p>
          </table:table-cell>
        </table:table-row>
        <table:table-row>
          <table:table-cell table:style-name="Tabela2.A2" office:value-type="string">
            <text:p text:style-name="P6"><text:span text:style-name="T1">Poziom ważności</text:span></text:p>
          </table:table-cell>
          <table:table-cell table:style-name="Tabela2.B2" office:value-type="string">
            <text:p text:style-name="P3">Wysoki</text:p>
          </table:table-cell>
        </table:table-row>
        <table:table-row>
          <table:table-cell table:style-name="Tabela2.A2" office:value-type="string">
            <text:p text:style-name="P6"><text:span text:style-name="T1">Typ przypadku użycia</text:span></text:p>
          </table:table-cell>
          <table:table-cell table:style-name="Tabela2.B2" office:value-type="string">
            <text:p text:style-name="P5">Istotny</text:p>
          </table:table-cell>
        </table:table-row>
        <table:table-row>
          <table:table-cell table:style-name="Tabela2.A2" office:value-type="string">
            <text:p text:style-name="P3">Aktorzy</text:p>
          </table:table-cell>
          <table:table-cell table:style-name="Tabela2.B2" office:value-type="string">
            <text:p text:style-name="P6"><text:span text:style-name="T1">Uczeń, Rodzic, Nauczyciel, Administrator</text:span></text:p>
          </table:table-cell>
        </table:table-row>
        <table:table-row>
          <table:table-cell table:style-name="Tabela2.A2" office:value-type="string">
            <text:p text:style-name="P3">Krótki opis</text:p>
          </table:table-cell>
          <table:table-cell table:style-name="Tabela2.B2" office:value-type="string">
            <text:p text:style-name="P6"><text:span text:style-name="T1">Wgląd, modyfikacja, usuwanie i tworzenie wiadomości przypisanych do aktualnie zalogowanego konta.</text:span></text:p>
          </table:table-cell>
        </table:table-row>
        <table:table-row>
          <table:table-cell table:style-name="Tabela2.A2" office:value-type="string">
            <text:p text:style-name="P6"><text:span text:style-name="T1">Warunki wstępne</text:span></text:p>
          </table:table-cell>
          <table:table-cell table:style-name="Tabela2.B2" office:value-type="string">
            <text:p text:style-name="P6"><text:span text:style-name="T1">Użytkownik jest zalogowany w systemie.</text:span></text:p>
          </table:table-cell>
        </table:table-row>
        <table:table-row>
          <table:table-cell table:style-name="Tabela2.A2" office:value-type="string">
            <text:p text:style-name="P6"><text:span text:style-name="T1">Warunki końcowe</text:span></text:p>
          </table:table-cell>
          <table:table-cell table:style-name="Tabela2.B2" office:value-type="string">
            <text:p text:style-name="P6"><text:span text:style-name="T1">System przetwarza i wykonuje żądanie użytkownika.</text:span></text:p>
          </table:table-cell>
        </table:table-row>
        <table:table-row>
          <table:table-cell table:style-name="Tabela2.A2" office:value-type="string">
            <text:p text:style-name="P6"><text:span text:style-name="T1">Główny przepływ zdarzeń</text:span></text:p>
          </table:table-cell>
          <table:table-cell table:style-name="Tabela2.B2" office:value-type="string">
            <text:p text:style-name="P6"><text:span text:style-name="T1">1.Przejście na stronę zarządzania wiadomościami.</text:span></text:p>
            <text:p text:style-name="P6"><text:span text:style-name="T1">2.Użytkownik wybiera jedną z akcji (CRUD) po czym wprowadza dane. </text:span></text:p>
            <text:p text:style-name="P6"><text:span text:style-name="T1">3.System sprawdza poprawność danych, i wykonuje żądanie.</text:span></text:p>
          </table:table-cell>
        </table:table-row>
        <table:table-row>
          <table:table-cell table:style-name="Tabela2.A2" office:value-type="string">
            <text:p text:style-name="P6"><text:span text:style-name="T1">Alternatywny przepływ zdarzeń</text:span></text:p>
          </table:table-cell>
          <table:table-cell table:style-name="Tabela2.B2" office:value-type="string">
            <text:p text:style-name="P6"><text:span text:style-name="T1">1.a Użytkownik wraca na główną stronę swojego konta.</text:span></text:p>
            <text:p text:style-name="P6"><text:span text:style-name="T1">2.a. Wiadomość nie istnieje (w przypadku usunięcia)</text:span></text:p>
            <text:p text:style-name="P6"><text:span text:style-name="T1">2.b Wiadomość została zabezpieczona przed modyfikacją.</text:span></text:p>
            <text:p text:style-name="P6"><text:span text:style-name="T1">3.a. System zweryfikował negatywnie poprawność danych</text:span></text:p>
          </table:table-cell>
        </table:table-row>
        <table:table-row>
          <table:table-cell table:style-name="Tabela2.A2" office:value-type="string">
            <text:p text:style-name="P3">Specjalne wymagania</text:p>
          </table:table-cell>
          <table:table-cell table:style-name="Tabela2.B2" office:value-type="string">
            <text:p text:style-name="P6"><text:span text:style-name="T1">Użytkownik musi zostać pomyślnie autoryzowany przez system.</text:span></text:p>
          </table:table-cell>
        </table:table-row>
        <table:table-row>
          <table:table-cell table:style-name="Tabela2.A2" office:value-type="string">
            <text:p text:style-name="P3">Notatki i sugestie</text:p>
          </table:table-cell>
          <table:table-cell table:style-name="Tabela2.B2" office:value-type="string">
            <text:p text:style-name="P3">Przypadek CRUD</text:p>
          </table:table-cell>
        </table:table-row>
      </table:table>
      <text:p text:style-name="P1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Nazwa</text:p>
          </table:table-cell>
          <table:table-cell table:style-name="Tabela3.B1" office:value-type="string">
            <text:p text:style-name="P6"><text:span text:style-name="T1">Zarządzaj ocenami</text:span></text:p>
          </table:table-cell>
        </table:table-row>
        <table:table-row>
          <table:table-cell table:style-name="Tabela3.A2" office:value-type="string">
            <text:p text:style-name="P3">Numer</text:p>
          </table:table-cell>
          <table:table-cell table:style-name="Tabela3.B2" office:value-type="string">
            <text:p text:style-name="P4">3</text:p>
          </table:table-cell>
        </table:table-row>
        <table:table-row>
          <table:table-cell table:style-name="Tabela3.A2" office:value-type="string">
            <text:p text:style-name="P6"><text:span text:style-name="T1">Poziom ważności</text:span></text:p>
          </table:table-cell>
          <table:table-cell table:style-name="Tabela3.B2" office:value-type="string">
            <text:p text:style-name="P3">Krytyczny</text:p>
          </table:table-cell>
        </table:table-row>
        <table:table-row>
          <table:table-cell table:style-name="Tabela3.A2" office:value-type="string">
            <text:p text:style-name="P6"><text:span text:style-name="T1">Typ przypadku użycia</text:span></text:p>
          </table:table-cell>
          <table:table-cell table:style-name="Tabela3.B2" office:value-type="string">
            <text:p text:style-name="P5">Krytyczny</text:p>
          </table:table-cell>
        </table:table-row>
        <table:table-row>
          <table:table-cell table:style-name="Tabela3.A2" office:value-type="string">
            <text:p text:style-name="P3">Aktorzy</text:p>
          </table:table-cell>
          <table:table-cell table:style-name="Tabela3.B2" office:value-type="string">
            <text:p text:style-name="P3">Nauczyciel, Administrator</text:p>
          </table:table-cell>
        </table:table-row>
        <table:table-row table:style-name="Tabela3.6">
          <table:table-cell table:style-name="Tabela3.A2" office:value-type="string">
            <text:p text:style-name="P3">Krótki opis</text:p>
          </table:table-cell>
          <table:table-cell table:style-name="Tabela3.B2" office:value-type="string">
            <text:p text:style-name="P6"><text:span text:style-name="T1">Wgląd, modyfikacja, usuwanie i tworzenie ocen przypisanych do ucznia </text:span></text:p>
            <text:p text:style-name="P6"><text:span text:style-name="T1">Każdy nauczyciel może edytować tylko oceny wystawione przez siebie.</text:span></text:p>
          </table:table-cell>
        </table:table-row>
        <table:table-row>
          <table:table-cell table:style-name="Tabela3.A2" office:value-type="string">
            <text:p text:style-name="P6"><text:span text:style-name="T1">Warunki wstępne</text:span></text:p>
          </table:table-cell>
          <table:table-cell table:style-name="Tabela3.B2" office:value-type="string">
            <text:p text:style-name="P6"><text:span text:style-name="T1">Użytkownik jest zalogowany w systemie.</text:span></text:p>
          </table:table-cell>
        </table:table-row>
        <table:table-row>
          <table:table-cell table:style-name="Tabela3.A2" office:value-type="string">
            <text:p text:style-name="P6"><text:span text:style-name="T1">Warunki końcowe</text:span></text:p>
          </table:table-cell>
          <table:table-cell table:style-name="Tabela3.B2" office:value-type="string">
            <text:p text:style-name="P6"><text:span text:style-name="T1">System przetwarza i wykonuje żądanie użytkownika.</text:span></text:p>
          </table:table-cell>
        </table:table-row>
        <table:table-row>
          <table:table-cell table:style-name="Tabela3.A2" office:value-type="string">
            <text:p text:style-name="P6"><text:span text:style-name="T1">Główny przepływ zdarzeń</text:span></text:p>
          </table:table-cell>
          <table:table-cell table:style-name="Tabela3.B2" office:value-type="string">
            <text:p text:style-name="P6"><text:span text:style-name="T1">1.Przejście na stronę zarządzania ocenami.</text:span></text:p>
            <text:p text:style-name="P6"><text:span text:style-name="T1">2.Użytkownik wybiera klasę.</text:span></text:p>
            <text:p text:style-name="P6"><text:span text:style-name="T1">3.Użytkownik wybiera ucznia z wybranej klasy.</text:span></text:p>
            <text:p text:style-name="P6"><text:span text:style-name="T1">4.Użytkownik wybiera jedną z akcji (CRUD) po czym wprowadza dane.</text:span></text:p>
            <text:p text:style-name="P6"><text:span text:style-name="T1">5.System sprawdza poprawność danych, i wykonuje żądanie.</text:span></text:p>
          </table:table-cell>
        </table:table-row>
        <table:table-row>
          <table:table-cell table:style-name="Tabela3.A2" office:value-type="string">
            <text:p text:style-name="P6"><text:span text:style-name="T1">Alternatywny przepływ zdarzeń</text:span></text:p>
          </table:table-cell>
          <table:table-cell table:style-name="Tabela3.B2" office:value-type="string">
            <text:p text:style-name="P6"><text:span text:style-name="T1">1.a Użytkownik wraca na główną stronę swojego konta.</text:span></text:p>
            <text:p text:style-name="P3">2.a. System zwraca komunikat "Nie znaleziono klasy"</text:p>
            <text:p text:style-name="P3">3.a System zwraca komunikat "Nie znaleziono ucznia" <text:s/></text:p>
            <text:p text:style-name="P6"><text:span text:style-name="T1">3.b. Użytkownik wybiera akcję (CRUD) globalne oddziaływujące na całą aktualnie wybraną klasę.</text:span></text:p>
            <text:p text:style-name="P6"><text:span text:style-name="T1">5.a. System zweryfikował negatywnie poprawność danych</text:span></text:p>
          </table:table-cell>
        </table:table-row>
        <table:table-row>
          <table:table-cell table:style-name="Tabela3.A2" office:value-type="string">
            <text:p text:style-name="P3">Specjalne wymagania</text:p>
          </table:table-cell>
          <table:table-cell table:style-name="Tabela3.B2" office:value-type="string">
            <text:p text:style-name="P6"><text:span text:style-name="T1">Użytkownik musi zostać pomyślnie autoryzowany przez system.</text:span></text:p>
          </table:table-cell>
        </table:table-row>
        <table:table-row>
          <table:table-cell table:style-name="Tabela3.A2" office:value-type="string">
            <text:p text:style-name="P3">Notatki i sugestie</text:p>
          </table:table-cell>
          <table:table-cell table:style-name="Tabela3.B2" office:value-type="string">
            <text:p text:style-name="P6"><text:span text:style-name="T1">Przypadek CRUD, podstawowa funkcja systemu.</text:span></text:p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">Nazwa</text:p>
          </table:table-cell>
          <table:table-cell table:style-name="Tabela4.B1" office:value-type="string">
            <text:p text:style-name="P6"><text:span text:style-name="T1">Zarządzaj przedmiotami</text:span></text:p>
          </table:table-cell>
        </table:table-row>
        <table:table-row>
          <table:table-cell table:style-name="Tabela4.A2" office:value-type="string">
            <text:p text:style-name="P3">Numer</text:p>
          </table:table-cell>
          <table:table-cell table:style-name="Tabela4.B2" office:value-type="string">
            <text:p text:style-name="P4">4</text:p>
          </table:table-cell>
        </table:table-row>
        <table:table-row>
          <table:table-cell table:style-name="Tabela4.A2" office:value-type="string">
            <text:p text:style-name="P6"><text:span text:style-name="T1">Poziom ważności</text:span></text:p>
          </table:table-cell>
          <table:table-cell table:style-name="Tabela4.B2" office:value-type="string">
            <text:p text:style-name="P3">Bardzo wysoki</text:p>
          </table:table-cell>
        </table:table-row>
        <table:table-row>
          <table:table-cell table:style-name="Tabela4.A2" office:value-type="string">
            <text:p text:style-name="P6"><text:span text:style-name="T1">Typ przypadku użycia</text:span></text:p>
          </table:table-cell>
          <table:table-cell table:style-name="Tabela4.B2" office:value-type="string">
            <text:p text:style-name="P5">Kluczowy</text:p>
          </table:table-cell>
        </table:table-row>
        <table:table-row>
          <table:table-cell table:style-name="Tabela4.A2" office:value-type="string">
            <text:p text:style-name="P3">Aktorzy</text:p>
          </table:table-cell>
          <table:table-cell table:style-name="Tabela4.B2" office:value-type="string">
            <text:p text:style-name="P3">Administrator</text:p>
          </table:table-cell>
        </table:table-row>
        <table:table-row>
          <table:table-cell table:style-name="Tabela4.A2" office:value-type="string">
            <text:p text:style-name="P3">Krótki opis</text:p>
          </table:table-cell>
          <table:table-cell table:style-name="Tabela4.B2" office:value-type="string">
            <text:p text:style-name="P6"><text:span text:style-name="T1">Wgląd, modyfikacja, usuwanie i tworzenie przedmiotów szkolnych. Przypisywanie przedmiotów do określonej klasy.</text:span></text:p>
          </table:table-cell>
        </table:table-row>
        <table:table-row>
          <table:table-cell table:style-name="Tabela4.A2" office:value-type="string">
            <text:p text:style-name="P6"><text:span text:style-name="T1">Warunki wstępne</text:span></text:p>
          </table:table-cell>
          <table:table-cell table:style-name="Tabela4.B2" office:value-type="string">
            <text:p text:style-name="P6"><text:span text:style-name="T1">Użytkownik jest zalogowany w systemie.</text:span></text:p>
          </table:table-cell>
        </table:table-row>
        <table:table-row>
          <table:table-cell table:style-name="Tabela4.A2" office:value-type="string">
            <text:p text:style-name="P6"><text:span text:style-name="T1">Warunki końcowe</text:span></text:p>
          </table:table-cell>
          <table:table-cell table:style-name="Tabela4.B2" office:value-type="string">
            <text:p text:style-name="P6"><text:span text:style-name="T1">System przetwarza i wykonuje żądanie użytkownika.</text:span></text:p>
          </table:table-cell>
        </table:table-row>
        <table:table-row>
          <table:table-cell table:style-name="Tabela4.A2" office:value-type="string">
            <text:p text:style-name="P6"><text:span text:style-name="T1">Główny przepływ zdarzeń</text:span></text:p>
          </table:table-cell>
          <table:table-cell table:style-name="Tabela4.B2" office:value-type="string">
            <text:p text:style-name="P6"><text:span text:style-name="T1">1.Przejście na stronę zarządzania przedmiotami.</text:span></text:p>
            <text:p text:style-name="P6"><text:span text:style-name="T1">2.Użytkownik wybiera jedną z akcji (CRUD) po czym wprowadza dane.</text:span></text:p>
            <text:p text:style-name="P6"><text:span text:style-name="T1">3.System sprawdza poprawność danych, i wykonuje żądanie.</text:span></text:p>
          </table:table-cell>
        </table:table-row>
        <table:table-row>
          <table:table-cell table:style-name="Tabela4.A2" office:value-type="string">
            <text:p text:style-name="P6"><text:span text:style-name="T1">Alternatywny przepływ zdarzeń</text:span></text:p>
          </table:table-cell>
          <table:table-cell table:style-name="Tabela4.B2" office:value-type="string">
            <text:p text:style-name="P6"><text:span text:style-name="T1">1.a Użytkownik wraca na główną stronę swojego konta.</text:span></text:p>
            <text:p text:style-name="P6"><text:span text:style-name="T1">2.a. System w przypadku usunięcia przedmiotu przypisanego do istniejącej klasy zwraca komunikat z ostrzeżeniem o utracie wszystkich ocen z tego przedmiotu w przypadku akceptowania żądania.</text:span></text:p>
            <text:p text:style-name="P6"><text:span text:style-name="T1">3.a. System zweryfikował negatywnie poprawność danych</text:span></text:p>
          </table:table-cell>
        </table:table-row>
        <table:table-row>
          <table:table-cell table:style-name="Tabela4.A2" office:value-type="string">
            <text:p text:style-name="P3">Specjalne wymagania</text:p>
          </table:table-cell>
          <table:table-cell table:style-name="Tabela4.B2" office:value-type="string">
            <text:p text:style-name="P6"><text:span text:style-name="T1">Użytkownik musi zostać pomyślnie autoryzowany przez system.</text:span></text:p>
          </table:table-cell>
        </table:table-row>
        <table:table-row>
          <table:table-cell table:style-name="Tabela4.A2" office:value-type="string">
            <text:p text:style-name="P3">Notatki i sugestie</text:p>
          </table:table-cell>
          <table:table-cell table:style-name="Tabela4.B2" office:value-type="string">
            <text:p text:style-name="P3">Przypadek CRUD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">Nazwa</text:p>
          </table:table-cell>
          <table:table-cell table:style-name="Tabela5.B1" office:value-type="string">
            <text:p text:style-name="P6"><text:span text:style-name="T1">Zarządzaj użytkownikami</text:span></text:p>
          </table:table-cell>
        </table:table-row>
        <table:table-row>
          <table:table-cell table:style-name="Tabela5.A2" office:value-type="string">
            <text:p text:style-name="P3">Numer</text:p>
          </table:table-cell>
          <table:table-cell table:style-name="Tabela5.B2" office:value-type="string">
            <text:p text:style-name="P4">5</text:p>
          </table:table-cell>
        </table:table-row>
        <table:table-row>
          <table:table-cell table:style-name="Tabela5.A2" office:value-type="string">
            <text:p text:style-name="P6"><text:span text:style-name="T1">Poziom ważności</text:span></text:p>
          </table:table-cell>
          <table:table-cell table:style-name="Tabela5.B2" office:value-type="string">
            <text:p text:style-name="P3">Bardzo wysoki</text:p>
          </table:table-cell>
        </table:table-row>
        <table:table-row>
          <table:table-cell table:style-name="Tabela5.A2" office:value-type="string">
            <text:p text:style-name="P6"><text:span text:style-name="T1">Typ przypadku użycia</text:span></text:p>
          </table:table-cell>
          <table:table-cell table:style-name="Tabela5.B2" office:value-type="string">
            <text:p text:style-name="P5">Kluczowy</text:p>
          </table:table-cell>
        </table:table-row>
        <table:table-row>
          <table:table-cell table:style-name="Tabela5.A2" office:value-type="string">
            <text:p text:style-name="P3">Aktorzy</text:p>
          </table:table-cell>
          <table:table-cell table:style-name="Tabela5.B2" office:value-type="string">
            <text:p text:style-name="P3">Administrator</text:p>
          </table:table-cell>
        </table:table-row>
        <table:table-row>
          <table:table-cell table:style-name="Tabela5.A2" office:value-type="string">
            <text:p text:style-name="P3">Krótki opis</text:p>
          </table:table-cell>
          <table:table-cell table:style-name="Tabela5.B2" office:value-type="string">
            <text:p text:style-name="P6"><text:span text:style-name="T1">Wgląd, modyfikacja, usuwanie i tworzenie użytkowników i ich ról w systemie.</text:span></text:p>
          </table:table-cell>
        </table:table-row>
        <table:table-row>
          <table:table-cell table:style-name="Tabela5.A2" office:value-type="string">
            <text:p text:style-name="P6"><text:span text:style-name="T1">Warunki wstępne</text:span></text:p>
          </table:table-cell>
          <table:table-cell table:style-name="Tabela5.B2" office:value-type="string">
            <text:p text:style-name="P6"><text:span text:style-name="T1">Użytkownik jest zalogowany w systemie.</text:span></text:p>
          </table:table-cell>
        </table:table-row>
        <table:table-row>
          <table:table-cell table:style-name="Tabela5.A2" office:value-type="string">
            <text:p text:style-name="P6"><text:span text:style-name="T1">Warunki końcowe</text:span></text:p>
          </table:table-cell>
          <table:table-cell table:style-name="Tabela5.B2" office:value-type="string">
            <text:p text:style-name="P6"><text:span text:style-name="T1">System przetwarza i wykonuje żądanie użytkownika.</text:span></text:p>
          </table:table-cell>
        </table:table-row>
        <table:table-row>
          <table:table-cell table:style-name="Tabela5.A2" office:value-type="string">
            <text:p text:style-name="P6"><text:span text:style-name="T1">Główny przepływ zdarzeń</text:span></text:p>
          </table:table-cell>
          <table:table-cell table:style-name="Tabela5.B2" office:value-type="string">
            <text:p text:style-name="P6"><text:span text:style-name="T1">1.Przejście na stronę zarządzania użytkownikami.</text:span></text:p>
            <text:p text:style-name="P6"><text:span text:style-name="T1">2.Użytkownik wybiera jedną z akcji (CRUD) po czym wprowadza dane.</text:span></text:p>
            <text:p text:style-name="P6"><text:span text:style-name="T1">3.System sprawdza poprawność danych, i wykonuje żądanie.</text:span></text:p>
          </table:table-cell>
        </table:table-row>
        <table:table-row>
          <table:table-cell table:style-name="Tabela5.A2" office:value-type="string">
            <text:p text:style-name="P6"><text:span text:style-name="T1">Alternatywny przepływ zdarzeń</text:span></text:p>
          </table:table-cell>
          <table:table-cell table:style-name="Tabela5.B2" office:value-type="string">
            <text:p text:style-name="P6"><text:span text:style-name="T1">1.a Użytkownik wraca na główną stronę swojego konta.</text:span></text:p>
            <text:p text:style-name="P6"><text:span text:style-name="T1">2.a. System w przypadku usunięcia konta ucznia zwraca komunikat z ostrzeżeniem o utracie wszystkich ocen tego ucznia w przypadku akceptowania żądania.</text:span></text:p>
            <text:p text:style-name="P6"><text:span text:style-name="T1">3.a. System zweryfikował negatywnie poprawność danych</text:span></text:p>
          </table:table-cell>
        </table:table-row>
        <table:table-row>
          <table:table-cell table:style-name="Tabela5.A2" office:value-type="string">
            <text:p text:style-name="P3">Specjalne wymagania</text:p>
          </table:table-cell>
          <table:table-cell table:style-name="Tabela5.B2" office:value-type="string">
            <text:p text:style-name="P6"><text:span text:style-name="T1">Użytkownik musi zostać pomyślnie autoryzowany przez system.</text:span></text:p>
          </table:table-cell>
        </table:table-row>
        <table:table-row>
          <table:table-cell table:style-name="Tabela5.A2" office:value-type="string">
            <text:p text:style-name="P3">Notatki i sugestie</text:p>
          </table:table-cell>
          <table:table-cell table:style-name="Tabela5.B2" office:value-type="string">
            <text:p text:style-name="P3">Przypadek CRUD</text:p>
          </table:table-cell>
        </table:table-row>
      </table:table>
      <text:p text:style-name="P1"/>
      <text:p text:style-name="P1"/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">Nazwa</text:p>
          </table:table-cell>
          <table:table-cell table:style-name="Tabela6.B1" office:value-type="string">
            <text:p text:style-name="P6"><text:span text:style-name="T1">Zarządzaj obecnościami</text:span></text:p>
          </table:table-cell>
        </table:table-row>
        <table:table-row>
          <table:table-cell table:style-name="Tabela6.A2" office:value-type="string">
            <text:p text:style-name="P3">Numer</text:p>
          </table:table-cell>
          <table:table-cell table:style-name="Tabela6.B2" office:value-type="string">
            <text:p text:style-name="P4">6</text:p>
          </table:table-cell>
        </table:table-row>
        <table:table-row>
          <table:table-cell table:style-name="Tabela6.A2" office:value-type="string">
            <text:p text:style-name="P6"><text:span text:style-name="T1">Poziom ważności</text:span></text:p>
          </table:table-cell>
          <table:table-cell table:style-name="Tabela6.B2" office:value-type="string">
            <text:p text:style-name="P3">Wysoki</text:p>
          </table:table-cell>
        </table:table-row>
        <table:table-row>
          <table:table-cell table:style-name="Tabela6.A2" office:value-type="string">
            <text:p text:style-name="P6"><text:span text:style-name="T1">Typ przypadku użycia</text:span></text:p>
          </table:table-cell>
          <table:table-cell table:style-name="Tabela6.B2" office:value-type="string">
            <text:p text:style-name="P5">Kluczowy</text:p>
          </table:table-cell>
        </table:table-row>
        <table:table-row>
          <table:table-cell table:style-name="Tabela6.A2" office:value-type="string">
            <text:p text:style-name="P3">Aktorzy</text:p>
          </table:table-cell>
          <table:table-cell table:style-name="Tabela6.B2" office:value-type="string">
            <text:p text:style-name="P3">Nauczyciel, Administrator</text:p>
          </table:table-cell>
        </table:table-row>
        <table:table-row>
          <table:table-cell table:style-name="Tabela6.A2" office:value-type="string">
            <text:p text:style-name="P3">Krótki opis</text:p>
          </table:table-cell>
          <table:table-cell table:style-name="Tabela6.B2" office:value-type="string">
            <text:p text:style-name="P6"><text:span text:style-name="T1">Wgląd, modyfikacja, usuwanie i tworzenie wpisów o braku obecności ucznia na zajęciach.</text:span></text:p>
          </table:table-cell>
        </table:table-row>
        <table:table-row>
          <table:table-cell table:style-name="Tabela6.A2" office:value-type="string">
            <text:p text:style-name="P6"><text:span text:style-name="T1">Warunki wstępne</text:span></text:p>
          </table:table-cell>
          <table:table-cell table:style-name="Tabela6.B2" office:value-type="string">
            <text:p text:style-name="P6"><text:span text:style-name="T1">Użytkownik jest zalogowany w systemie.</text:span></text:p>
          </table:table-cell>
        </table:table-row>
        <table:table-row>
          <table:table-cell table:style-name="Tabela6.A2" office:value-type="string">
            <text:p text:style-name="P6"><text:span text:style-name="T1">Warunki końcowe</text:span></text:p>
          </table:table-cell>
          <table:table-cell table:style-name="Tabela6.B2" office:value-type="string">
            <text:p text:style-name="P6"><text:span text:style-name="T1">System przetwarza i wykonuje żądanie użytkownika.</text:span></text:p>
          </table:table-cell>
        </table:table-row>
        <table:table-row>
          <table:table-cell table:style-name="Tabela6.A2" office:value-type="string">
            <text:p text:style-name="P6"><text:span text:style-name="T1">Główny przepływ zdarzeń</text:span></text:p>
          </table:table-cell>
          <table:table-cell table:style-name="Tabela6.B2" office:value-type="string">
            <text:p text:style-name="P6"><text:span text:style-name="T1">1.Przejście na stronę zarządzania obecnościami.</text:span></text:p>
            <text:p text:style-name="P6"><text:span text:style-name="T1">2.Użytkownik wybiera jedną z akcji (CRUD) po czym wprowadza dane.</text:span></text:p>
            <text:p text:style-name="P6"><text:span text:style-name="T1">3.System sprawdza poprawność danych, i wykonuje żądanie.</text:span></text:p>
          </table:table-cell>
        </table:table-row>
        <table:table-row>
          <table:table-cell table:style-name="Tabela6.A2" office:value-type="string">
            <text:p text:style-name="P6"><text:span text:style-name="T1">Alternatywny przepływ zdarzeń</text:span></text:p>
          </table:table-cell>
          <table:table-cell table:style-name="Tabela6.B2" office:value-type="string">
            <text:p text:style-name="P6"><text:span text:style-name="T1">1.a Użytkownik wraca na główną stronę swojego konta.</text:span></text:p>
            <text:p text:style-name="P6"><text:span text:style-name="T1">3.a. System zweryfikował negatywnie poprawność danych</text:span></text:p>
          </table:table-cell>
        </table:table-row>
        <table:table-row>
          <table:table-cell table:style-name="Tabela6.A2" office:value-type="string">
            <text:p text:style-name="P3">Specjalne wymagania</text:p>
          </table:table-cell>
          <table:table-cell table:style-name="Tabela6.B2" office:value-type="string">
            <text:p text:style-name="P6"><text:span text:style-name="T1">Użytkownik musi zostać pomyślnie zautoryzowany przez system.</text:span></text:p>
          </table:table-cell>
        </table:table-row>
        <table:table-row>
          <table:table-cell table:style-name="Tabela6.A2" office:value-type="string">
            <text:p text:style-name="P3">Notatki i sugestie</text:p>
          </table:table-cell>
          <table:table-cell table:style-name="Tabela6.B2" office:value-type="string">
            <text:p text:style-name="P3">Przypadek CRUD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">Nazwa</text:p>
          </table:table-cell>
          <table:table-cell table:style-name="Tabela7.B1" office:value-type="string">
            <text:p text:style-name="P6"><text:span text:style-name="T1">Przeglądaj oceny</text:span></text:p>
          </table:table-cell>
        </table:table-row>
        <table:table-row>
          <table:table-cell table:style-name="Tabela7.A2" office:value-type="string">
            <text:p text:style-name="P3">Numer</text:p>
          </table:table-cell>
          <table:table-cell table:style-name="Tabela7.B2" office:value-type="string">
            <text:p text:style-name="P4">7</text:p>
          </table:table-cell>
        </table:table-row>
        <table:table-row>
          <table:table-cell table:style-name="Tabela7.A2" office:value-type="string">
            <text:p text:style-name="P6"><text:span text:style-name="T1">Poziom ważności</text:span></text:p>
          </table:table-cell>
          <table:table-cell table:style-name="Tabela7.B2" office:value-type="string">
            <text:p text:style-name="P3">Krytyczny</text:p>
          </table:table-cell>
        </table:table-row>
        <table:table-row>
          <table:table-cell table:style-name="Tabela7.A2" office:value-type="string">
            <text:p text:style-name="P6"><text:span text:style-name="T1">Typ przypadku użycia</text:span></text:p>
          </table:table-cell>
          <table:table-cell table:style-name="Tabela7.B2" office:value-type="string">
            <text:p text:style-name="P5">Kluczowy</text:p>
          </table:table-cell>
        </table:table-row>
        <table:table-row>
          <table:table-cell table:style-name="Tabela7.A2" office:value-type="string">
            <text:p text:style-name="P3">Aktorzy</text:p>
          </table:table-cell>
          <table:table-cell table:style-name="Tabela7.B2" office:value-type="string">
            <text:p text:style-name="P6"><text:span text:style-name="T1">Uczeń, Rodzic</text:span></text:p>
          </table:table-cell>
        </table:table-row>
        <table:table-row>
          <table:table-cell table:style-name="Tabela7.A2" office:value-type="string">
            <text:p text:style-name="P3">Krótki opis</text:p>
          </table:table-cell>
          <table:table-cell table:style-name="Tabela7.B2" office:value-type="string">
            <text:p text:style-name="P6"><text:span text:style-name="T1">Wgląd, filtrowanie i szczegółowe informację na temat aktualnie wstawionych ocen dla zalogowanego użytkownika.</text:span></text:p>
          </table:table-cell>
        </table:table-row>
        <table:table-row>
          <table:table-cell table:style-name="Tabela7.A2" office:value-type="string">
            <text:p text:style-name="P6"><text:span text:style-name="T1">Warunki wstępne</text:span></text:p>
          </table:table-cell>
          <table:table-cell table:style-name="Tabela7.B2" office:value-type="string">
            <text:p text:style-name="P6"><text:span text:style-name="T1">Użytkownik jest zalogowany w systemie.</text:span></text:p>
          </table:table-cell>
        </table:table-row>
        <table:table-row>
          <table:table-cell table:style-name="Tabela7.A2" office:value-type="string">
            <text:p text:style-name="P6"><text:span text:style-name="T1">Warunki końcowe</text:span></text:p>
          </table:table-cell>
          <table:table-cell table:style-name="Tabela7.B2" office:value-type="string">
            <text:p text:style-name="P6"><text:span text:style-name="T1">System zwraca informację dla użytkownika o aktualnych ocenach.</text:span></text:p>
          </table:table-cell>
        </table:table-row>
        <table:table-row>
          <table:table-cell table:style-name="Tabela7.A2" office:value-type="string">
            <text:p text:style-name="P6"><text:span text:style-name="T1">Główny przepływ zdarzeń</text:span></text:p>
          </table:table-cell>
          <table:table-cell table:style-name="Tabela7.B2" office:value-type="string">
            <text:p text:style-name="P6"><text:span text:style-name="T1">1.Przejście na stronę podglądu ocen.</text:span></text:p>
            <text:p text:style-name="P6"><text:span text:style-name="T1">2.System wyświetla pełną informację o przedmiotach i ocenach do nich przypisanych.</text:span></text:p>
            <text:p text:style-name="P6"><text:span text:style-name="T1">3.Użytkownik filtruje przedmioty i oceny pod kątem interesujących go danych</text:span></text:p>
          </table:table-cell>
        </table:table-row>
        <table:table-row>
          <table:table-cell table:style-name="Tabela7.A2" office:value-type="string">
            <text:p text:style-name="P6"><text:span text:style-name="T1">Alternatywny przepływ zdarzeń</text:span></text:p>
          </table:table-cell>
          <table:table-cell table:style-name="Tabela7.B2" office:value-type="string">
            <text:p text:style-name="P6"><text:span text:style-name="T1">1.a Użytkownik wraca na główną stronę swojego konta.</text:span></text:p>
            <text:p text:style-name="P6"><text:span text:style-name="T1">2.a. Użytkownik z otrzymanych danych wybiera przedmiot z którego chce uzyskać szczegółowe informacje.</text:span></text:p>
            <text:p text:style-name="P6"><text:span text:style-name="T1">3.a System wyświetla komunikat o braku elementów spełniających kryteria wyszukiwania.</text:span></text:p>
          </table:table-cell>
        </table:table-row>
        <table:table-row>
          <table:table-cell table:style-name="Tabela7.A2" office:value-type="string">
            <text:p text:style-name="P3">Specjalne wymagania</text:p>
          </table:table-cell>
          <table:table-cell table:style-name="Tabela7.B2" office:value-type="string">
            <text:p text:style-name="P6"><text:span text:style-name="T1">Użytkownik musi zostać pomyślnie autoryzowany przez system.</text:span></text:p>
          </table:table-cell>
        </table:table-row>
        <table:table-row>
          <table:table-cell table:style-name="Tabela7.A2" office:value-type="string">
            <text:p text:style-name="P3">Notatki i sugestie</text:p>
          </table:table-cell>
          <table:table-cell table:style-name="Tabela7.B2" office:value-type="string">
            <text:p text:style-name="P6"><text:span text:style-name="T1">Krytyczny dla działania systemu przypadek użycia.</text:span></text:p>
          </table:table-cell>
        </table:table-row>
      </table:table>
      <text:p text:style-name="P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">Nazwa</text:p>
          </table:table-cell>
          <table:table-cell table:style-name="Tabela8.B1" office:value-type="string">
            <text:p text:style-name="P6"><text:span text:style-name="T1">Przeglądaj obecności</text:span></text:p>
          </table:table-cell>
        </table:table-row>
        <table:table-row>
          <table:table-cell table:style-name="Tabela8.A2" office:value-type="string">
            <text:p text:style-name="P3">Numer</text:p>
          </table:table-cell>
          <table:table-cell table:style-name="Tabela8.B2" office:value-type="string">
            <text:p text:style-name="P4">8</text:p>
          </table:table-cell>
        </table:table-row>
        <table:table-row>
          <table:table-cell table:style-name="Tabela8.A2" office:value-type="string">
            <text:p text:style-name="P6"><text:span text:style-name="T1">Poziom ważności</text:span></text:p>
          </table:table-cell>
          <table:table-cell table:style-name="Tabela8.B2" office:value-type="string">
            <text:p text:style-name="P3">Wysoki</text:p>
          </table:table-cell>
        </table:table-row>
        <table:table-row>
          <table:table-cell table:style-name="Tabela8.A2" office:value-type="string">
            <text:p text:style-name="P6"><text:span text:style-name="T1">Typ przypadku użycia</text:span></text:p>
          </table:table-cell>
          <table:table-cell table:style-name="Tabela8.B2" office:value-type="string">
            <text:p text:style-name="P5">Kluczowy</text:p>
          </table:table-cell>
        </table:table-row>
        <table:table-row>
          <table:table-cell table:style-name="Tabela8.A2" office:value-type="string">
            <text:p text:style-name="P3">Aktorzy</text:p>
          </table:table-cell>
          <table:table-cell table:style-name="Tabela8.B2" office:value-type="string">
            <text:p text:style-name="P6"><text:span text:style-name="T1">Uczeń, Rodzic</text:span></text:p>
          </table:table-cell>
        </table:table-row>
        <table:table-row>
          <table:table-cell table:style-name="Tabela8.A2" office:value-type="string">
            <text:p text:style-name="P3">Krótki opis</text:p>
          </table:table-cell>
          <table:table-cell table:style-name="Tabela8.B2" office:value-type="string">
            <text:p text:style-name="P6"><text:span text:style-name="T1">Wgląd, filtrowanie i szczegółowe informację na temat aktualnie wstawionych nieobecności dla zalogowanego użytkownika. Domyślnie system zwraca nieobecności dla ostatnich 30 dni. <text:s text:c="5"/></text:span></text:p>
          </table:table-cell>
        </table:table-row>
        <table:table-row>
          <table:table-cell table:style-name="Tabela8.A2" office:value-type="string">
            <text:p text:style-name="P6"><text:span text:style-name="T1">Warunki wstępne</text:span></text:p>
          </table:table-cell>
          <table:table-cell table:style-name="Tabela8.B2" office:value-type="string">
            <text:p text:style-name="P6"><text:span text:style-name="T1">Użytkownik jest zalogowany w systemie.</text:span></text:p>
          </table:table-cell>
        </table:table-row>
        <table:table-row>
          <table:table-cell table:style-name="Tabela8.A2" office:value-type="string">
            <text:p text:style-name="P6"><text:span text:style-name="T1">Warunki końcowe</text:span></text:p>
          </table:table-cell>
          <table:table-cell table:style-name="Tabela8.B2" office:value-type="string">
            <text:p text:style-name="P6"><text:span text:style-name="T1">System zwraca informację dla użytkownika o aktualnych nieobecnościach.</text:span></text:p>
          </table:table-cell>
        </table:table-row>
        <table:table-row>
          <table:table-cell table:style-name="Tabela8.A2" office:value-type="string">
            <text:p text:style-name="P6"><text:span text:style-name="T1">Główny przepływ zdarzeń</text:span></text:p>
          </table:table-cell>
          <table:table-cell table:style-name="Tabela8.B2" office:value-type="string">
            <text:p text:style-name="P6"><text:span text:style-name="T1">1.Przejście na stronę podglądu obecności.</text:span></text:p>
            <text:p text:style-name="P6"><text:span text:style-name="T1">2.System wyświetla pełną informację o nieobecnościach z ostatnich 30 dni.</text:span></text:p>
            <text:p text:style-name="P6"><text:span text:style-name="T1">3.Użytkownik filtruje nieobecności pod kątem interesujących go danych</text:span></text:p>
          </table:table-cell>
        </table:table-row>
        <table:table-row table:style-name="Tabela8.10">
          <table:table-cell table:style-name="Tabela8.A2" office:value-type="string">
            <text:p text:style-name="P6"><text:span text:style-name="T1">Alternatywny przepływ zdarzeń</text:span></text:p>
          </table:table-cell>
          <table:table-cell table:style-name="Tabela8.B2" office:value-type="string">
            <text:p text:style-name="P6"><text:span text:style-name="T1">1.a Użytkownik wraca na główną stronę swojego konta.</text:span></text:p>
            <text:p text:style-name="P6"><text:span text:style-name="T1">2.a. Użytkownik z otrzymanych danych wybiera dzień z którego chce uzyskać szczegółowe informacje.</text:span></text:p>
            <text:p text:style-name="P6"><text:span text:style-name="T1">3.a System wyświetla komunikat o braku elementów spełniających kryteria wyszukiwania.</text:span></text:p>
          </table:table-cell>
        </table:table-row>
        <table:table-row>
          <table:table-cell table:style-name="Tabela8.A2" office:value-type="string">
            <text:p text:style-name="P3">Specjalne wymagania</text:p>
          </table:table-cell>
          <table:table-cell table:style-name="Tabela8.B2" office:value-type="string">
            <text:p text:style-name="P6"><text:span text:style-name="T1">Użytkownik musi zostać pomyślnie autoryzowany przez system.</text:span></text:p>
          </table:table-cell>
        </table:table-row>
        <table:table-row>
          <table:table-cell table:style-name="Tabela8.A2" office:value-type="string">
            <text:p text:style-name="P3">Notatki i sugestie</text:p>
          </table:table-cell>
          <table:table-cell table:style-name="Tabela8.B2" office:value-type="string">
            <text:p text:style-name="P6"><text:span text:style-name="T1">Istotna funkcjonalność dla działania systemu.</text:span></text:p>
          </table:table-cell>
        </table:table-row>
      </table:table>
      <text:p text:style-name="P1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3">Nazwa</text:p>
          </table:table-cell>
          <table:table-cell table:style-name="Tabela9.B1" office:value-type="string">
            <text:p text:style-name="P6"><text:span text:style-name="T1">Generuj raport postępów</text:span></text:p>
          </table:table-cell>
        </table:table-row>
        <table:table-row>
          <table:table-cell table:style-name="Tabela9.A2" office:value-type="string">
            <text:p text:style-name="P3">Numer</text:p>
          </table:table-cell>
          <table:table-cell table:style-name="Tabela9.B2" office:value-type="string">
            <text:p text:style-name="P4">9</text:p>
          </table:table-cell>
        </table:table-row>
        <table:table-row>
          <table:table-cell table:style-name="Tabela9.A2" office:value-type="string">
            <text:p text:style-name="P6"><text:span text:style-name="T1">Poziom ważności</text:span></text:p>
          </table:table-cell>
          <table:table-cell table:style-name="Tabela9.B2" office:value-type="string">
            <text:p text:style-name="P3">Istotny</text:p>
          </table:table-cell>
        </table:table-row>
        <table:table-row>
          <table:table-cell table:style-name="Tabela9.A2" office:value-type="string">
            <text:p text:style-name="P6"><text:span text:style-name="T1">Typ przypadku użycia</text:span></text:p>
          </table:table-cell>
          <table:table-cell table:style-name="Tabela9.B2" office:value-type="string">
            <text:p text:style-name="P5">Istotny</text:p>
          </table:table-cell>
        </table:table-row>
        <table:table-row>
          <table:table-cell table:style-name="Tabela9.A2" office:value-type="string">
            <text:p text:style-name="P3">Aktorzy</text:p>
          </table:table-cell>
          <table:table-cell table:style-name="Tabela9.B2" office:value-type="string">
            <text:p text:style-name="P6"><text:span text:style-name="T1">Uczeń, Rodzic, Administrator</text:span></text:p>
          </table:table-cell>
        </table:table-row>
        <table:table-row>
          <table:table-cell table:style-name="Tabela9.A2" office:value-type="string">
            <text:p text:style-name="P3">Krótki opis</text:p>
          </table:table-cell>
          <table:table-cell table:style-name="Tabela9.B2" office:value-type="string">
            <text:p text:style-name="P6"><text:span text:style-name="T1">Tworzenie raportów w formacie pdf na podstawie zadanych kryteriów. Raportowaniu podlegają takie składowe jak: oceny wybranego ucznia, średnia ucznia na tle średniej innych uczniów z grupy/szkoły itp. <text:s text:c="2"/></text:span></text:p>
          </table:table-cell>
        </table:table-row>
        <table:table-row>
          <table:table-cell table:style-name="Tabela9.A2" office:value-type="string">
            <text:p text:style-name="P6"><text:span text:style-name="T1">Warunki wstępne</text:span></text:p>
          </table:table-cell>
          <table:table-cell table:style-name="Tabela9.B2" office:value-type="string">
            <text:p text:style-name="P6"><text:span text:style-name="T1">Użytkownik jest zalogowany w systemie.</text:span></text:p>
          </table:table-cell>
        </table:table-row>
        <table:table-row>
          <table:table-cell table:style-name="Tabela9.A2" office:value-type="string">
            <text:p text:style-name="P6"><text:span text:style-name="T1">Warunki końcowe</text:span></text:p>
          </table:table-cell>
          <table:table-cell table:style-name="Tabela9.B2" office:value-type="string">
            <text:p text:style-name="P3">System generuje raport za podstawie zadanych kryteriów i parametrów</text:p>
          </table:table-cell>
        </table:table-row>
        <table:table-row>
          <table:table-cell table:style-name="Tabela9.A2" office:value-type="string">
            <text:p text:style-name="P6"><text:span text:style-name="T1">Główny przepływ zdarzeń</text:span></text:p>
          </table:table-cell>
          <table:table-cell table:style-name="Tabela9.B2" office:value-type="string">
            <text:p text:style-name="P6"><text:span text:style-name="T1">1.Przejście na stronę statystyki i raporty.</text:span></text:p>
            <text:p text:style-name="P6"><text:span text:style-name="T1">2.Użytkownik wybiera go interesujące parametry i uzupełnia dane</text:span></text:p>
            <text:p text:style-name="P6"><text:span text:style-name="T1">3.System sprawdza poprawność danych, i wykonuje żądanie.</text:span></text:p>
            <text:p text:style-name="P6"><text:span text:style-name="T1">4.Wygenerowany raport w formie pdf zostaje przekazany dla użytkownika.</text:span></text:p>
          </table:table-cell>
        </table:table-row>
        <table:table-row>
          <table:table-cell table:style-name="Tabela9.A2" office:value-type="string">
            <text:p text:style-name="P6"><text:span text:style-name="T1">Alternatywny przepływ zdarzeń</text:span></text:p>
          </table:table-cell>
          <table:table-cell table:style-name="Tabela9.B2" office:value-type="string">
            <text:p text:style-name="P6"><text:span text:style-name="T1">1.a Użytkownik wraca na główną stronę swojego konta.</text:span></text:p>
            <text:p text:style-name="P6"><text:span text:style-name="T1">2.a. System zwraca informację o braku danych dla zadanych parametrów.</text:span></text:p>
            <text:p text:style-name="P6"><text:span text:style-name="T1">3.a. System zweryfikował negatywnie poprawność danych</text:span></text:p>
            <text:p text:style-name="P6"><text:span text:style-name="T1">4.a System wyświetla komunikat o błędzie generowania pliku z kodem błędu.</text:span></text:p>
          </table:table-cell>
        </table:table-row>
        <table:table-row>
          <table:table-cell table:style-name="Tabela9.A2" office:value-type="string">
            <text:p text:style-name="P3">Specjalne wymagania</text:p>
          </table:table-cell>
          <table:table-cell table:style-name="Tabela9.B2" office:value-type="string">
            <text:p text:style-name="P6"><text:span text:style-name="T1">Użytkownik musi zostać pomyślnie autoryzowany przez system.</text:span></text:p>
          </table:table-cell>
        </table:table-row>
        <table:table-row>
          <table:table-cell table:style-name="Tabela9.A2" office:value-type="string">
            <text:p text:style-name="P3">Notatki i sugestie</text:p>
          </table:table-cell>
          <table:table-cell table:style-name="Tabela9.B2" office:value-type="string">
            <text:p text:style-name="P6"><text:span text:style-name="T1">Istotna funkcjonalność dla działania systemu.</text:span></text:p>
          </table:table-cell>
        </table:table-row>
      </table:table>
      <text:p text:style-name="P1"/>
      <text:p text:style-name="P1">Informacja dotycząca kolejności względem ważności przypadków użycia:</text:p>
      <text:list xml:id="list3467885894512904557" text:style-name="L1">
        <text:list-item>
          <text:p text:style-name="P2">Krytyczny</text:p>
        </text:list-item>
        <text:list-item>
          <text:p text:style-name="P2">Bardzo wysoki</text:p>
        </text:list-item>
        <text:list-item>
          <text:p text:style-name="P2">Wysoki</text:p>
        </text:list-item>
        <text:list-item>
          <text:p text:style-name="P2">Istotny</text:p>
        </text:list-item>
        <text:list-item>
          <text:p text:style-name="P2">Przydatny</text:p>
        </text:list-item>
        <text:list-item>
          <text:p text:style-name="P2">Nieistotn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9" meta:image-count="0" meta:object-count="0" meta:page-count="5" meta:paragraph-count="268" meta:word-count="1196" meta:character-count="9186"/>
    <dc:date>2020-05-08T18:10:58.12</dc:date>
    <meta:editing-duration>PT17M5S</meta:editing-duration>
    <meta:editing-cycles>1</meta:editing-cycles>
    <meta:generator>OpenOffice/4.1.7$Win32 OpenOffice.org_project/417m1$Build-9800</meta:generator>
  </office:meta>
</office:document-meta>
</file>